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number text:level="2" style:num-suffix="." style:num-format="a" style:num-letter-sync="true">
        <style:list-level-properties text:space-before="0.5833in" text:min-label-width="0.25in" text:list-level-position-and-space-mode="label-alignment">
          <style:list-level-label-alignment text:label-followed-by="listtab" fo:margin-left="0.8333in" fo:text-indent="-0.25in"/>
        </style:list-level-properties>
      </text:list-level-style-number>
      <text:list-level-style-number text:level="3" style:num-suffix="." style:num-format="i">
        <style:list-level-properties fo:text-align="end" text:space-before="1.2083in" text:min-label-width="0.125in" text:list-level-position-and-space-mode="label-alignment">
          <style:list-level-label-alignment text:label-followed-by="listtab" fo:margin-left="1.3333in" fo:text-indent="-0.125in"/>
        </style:list-level-properties>
      </text:list-level-style-number>
      <text:list-level-style-number text:level="4" style:num-suffix="." style:num-format="1">
        <style:list-level-properties text:space-before="1.5833in" text:min-label-width="0.25in" text:list-level-position-and-space-mode="label-alignment">
          <style:list-level-label-alignment text:label-followed-by="listtab" fo:margin-left="1.8333in" fo:text-indent="-0.25in"/>
        </style:list-level-properties>
      </text:list-level-style-number>
      <text:list-level-style-number text:level="5" style:num-suffix="." style:num-format="a" style:num-letter-sync="true">
        <style:list-level-properties text:space-before="2.0833in" text:min-label-width="0.25in" text:list-level-position-and-space-mode="label-alignment">
          <style:list-level-label-alignment text:label-followed-by="listtab" fo:margin-left="2.3333in" fo:text-indent="-0.25in"/>
        </style:list-level-properties>
      </text:list-level-style-number>
      <text:list-level-style-number text:level="6" style:num-suffix="." style:num-format="i">
        <style:list-level-properties fo:text-align="end" text:space-before="2.7083in" text:min-label-width="0.125in" text:list-level-position-and-space-mode="label-alignment">
          <style:list-level-label-alignment text:label-followed-by="listtab" fo:margin-left="2.8333in" fo:text-indent="-0.125in"/>
        </style:list-level-properties>
      </text:list-level-style-number>
      <text:list-level-style-number text:level="7" style:num-suffix="." style:num-format="1">
        <style:list-level-properties text:space-before="3.0833in" text:min-label-width="0.25in" text:list-level-position-and-space-mode="label-alignment">
          <style:list-level-label-alignment text:label-followed-by="listtab" fo:margin-left="3.3333in" fo:text-indent="-0.25in"/>
        </style:list-level-properties>
      </text:list-level-style-number>
      <text:list-level-style-number text:level="8" style:num-suffix="." style:num-format="a" style:num-letter-sync="true">
        <style:list-level-properties text:space-before="3.5833in" text:min-label-width="0.25in" text:list-level-position-and-space-mode="label-alignment">
          <style:list-level-label-alignment text:label-followed-by="listtab" fo:margin-left="3.8333in" fo:text-indent="-0.25in"/>
        </style:list-level-properties>
      </text:list-level-style-number>
      <text:list-level-style-number text:level="9" style:num-suffix="." style:num-format="i">
        <style:list-level-properties fo:text-align="end" text:space-before="4.2083in" text:min-label-width="0.125in" text:list-level-position-and-space-mode="label-alignment">
          <style:list-level-label-alignment text:label-followed-by="listtab" fo:margin-left="4.3333in" fo:text-indent="-0.125in"/>
        </style:list-level-properties>
      </text:list-level-style-number>
    </text:list-style>
    <style:style style:name="P1" style:parent-style-name="Standard" style:master-page-name="MP0" style:family="paragraph">
      <style:paragraph-properties fo:break-before="page"/>
    </style:style>
    <style:style style:name="P2" style:parent-style-name="Normal" style:family="paragraph">
      <style:paragraph-properties style:vertical-align="auto" fo:margin-bottom="0.1111in" fo:line-height="106%"/>
      <style:text-properties fo:hyphenate="true"/>
    </style:style>
    <style:style style:name="P3" style:parent-style-name="Normal" style:family="paragraph">
      <style:paragraph-properties style:vertical-align="auto" fo:margin-bottom="0.1111in" fo:line-height="106%"/>
      <style:text-properties fo:hyphenate="true"/>
    </style:style>
    <style:style style:name="P4" style:parent-style-name="Standard" style:family="paragraph">
      <style:paragraph-properties fo:text-indent="0.4923in"/>
    </style:style>
    <style:style style:name="P5" style:parent-style-name="Standard" style:list-style-name="LFO5" style:family="paragraph"/>
    <style:style style:name="T6" style:parent-style-name="Fuentedepárrafopredeter." style:family="text">
      <style:text-properties fo:font-weight="bold" style:font-weight-asian="bold" style:font-weight-complex="bold"/>
    </style:style>
    <style:style style:name="P7" style:parent-style-name="Standard" style:list-style-name="LFO1" style:family="paragraph"/>
    <style:style style:name="T8" style:parent-style-name="Fuentedepárrafopredeter." style:family="text">
      <style:text-properties fo:font-weight="bold" style:font-weight-asian="bold" style:font-weight-complex="bold"/>
    </style:style>
    <style:style style:name="P9" style:parent-style-name="Standard" style:list-style-name="LFO1" style:family="paragraph"/>
    <style:style style:name="T10" style:parent-style-name="Fuentedepárrafopredeter." style:family="text">
      <style:text-properties fo:font-weight="bold" style:font-weight-asian="bold" style:font-weight-complex="bold"/>
    </style:style>
    <style:style style:name="P11" style:parent-style-name="Standard" style:list-style-name="LFO1" style:family="paragraph"/>
    <style:style style:name="T12" style:parent-style-name="Fuentedepárrafopredeter." style:family="text">
      <style:text-properties fo:font-weight="bold" style:font-weight-asian="bold" style:font-weight-complex="bold"/>
    </style:style>
    <style:style style:name="P13" style:parent-style-name="Standard" style:list-style-name="LFO1" style:family="paragraph"/>
    <style:style style:name="T14" style:parent-style-name="Fuentedepárrafopredeter." style:family="text">
      <style:text-properties fo:font-weight="bold" style:font-weight-asian="bold" style:font-weight-complex="bold"/>
    </style:style>
    <style:style style:name="P15" style:parent-style-name="Standard" style:list-style-name="LFO1" style:family="paragraph"/>
    <style:style style:name="T16" style:parent-style-name="Fuentedepárrafopredeter." style:family="text">
      <style:text-properties fo:font-weight="bold" style:font-weight-asian="bold" style:font-weight-complex="bold"/>
    </style:style>
    <style:style style:name="P17" style:parent-style-name="Standard" style:list-style-name="LFO1" style:family="paragraph"/>
    <style:style style:name="T18" style:parent-style-name="Fuentedepárrafopredeter." style:family="text">
      <style:text-properties fo:font-weight="bold" style:font-weight-asian="bold" style:font-weight-complex="bold"/>
    </style:style>
    <style:style style:name="P19" style:parent-style-name="Standard" style:list-style-name="LFO1" style:family="paragraph"/>
    <style:style style:name="T20" style:parent-style-name="Fuentedepárrafopredeter." style:family="text">
      <style:text-properties fo:font-weight="bold" style:font-weight-asian="bold" style:font-weight-complex="bold"/>
    </style:style>
    <style:style style:name="P21" style:parent-style-name="Standard" style:list-style-name="LFO1" style:family="paragraph"/>
    <style:style style:name="T22" style:parent-style-name="Fuentedepárrafopredeter." style:family="text">
      <style:text-properties fo:font-weight="bold" style:font-weight-asian="bold" style:font-weight-complex="bold"/>
    </style:style>
    <style:style style:name="P23" style:parent-style-name="Standard" style:list-style-name="LFO1" style:family="paragraph"/>
    <style:style style:name="T24" style:parent-style-name="Fuentedepárrafopredeter." style:family="text">
      <style:text-properties fo:font-weight="bold" style:font-weight-asian="bold" style:font-weight-complex="bold"/>
    </style:style>
    <style:style style:name="P25" style:parent-style-name="Standard" style:list-style-name="LFO1" style:family="paragraph"/>
    <style:style style:name="T26" style:parent-style-name="Fuentedepárrafopredeter." style:family="text">
      <style:text-properties fo:font-weight="bold" style:font-weight-asian="bold" style:font-weight-complex="bold"/>
    </style:style>
    <style:style style:name="P27" style:parent-style-name="Standard" style:list-style-name="LFO5" style:family="paragraph"/>
    <style:style style:name="T28" style:parent-style-name="Fuentedepárrafopredeter." style:family="text">
      <style:text-properties fo:font-weight="bold" style:font-weight-asian="bold" style:font-weight-complex="bold"/>
    </style:style>
    <style:style style:name="P29" style:parent-style-name="Standard" style:list-style-name="LFO2" style:family="paragraph"/>
    <style:style style:name="T30" style:parent-style-name="Fuentedepárrafopredeter." style:family="text">
      <style:text-properties fo:font-weight="bold" style:font-weight-asian="bold" style:font-weight-complex="bold"/>
    </style:style>
    <style:style style:name="P31" style:parent-style-name="Standard" style:list-style-name="LFO2" style:family="paragraph"/>
    <style:style style:name="T32" style:parent-style-name="Fuentedepárrafopredeter." style:family="text">
      <style:text-properties fo:font-weight="bold" style:font-weight-asian="bold" style:font-weight-complex="bold"/>
    </style:style>
    <style:style style:name="P33" style:parent-style-name="Standard" style:list-style-name="LFO5" style:family="paragraph"/>
    <style:style style:name="T34" style:parent-style-name="Fuentedepárrafopredeter." style:family="text">
      <style:text-properties fo:font-weight="bold" style:font-weight-asian="bold" style:font-weight-complex="bold"/>
    </style:style>
    <style:style style:name="P35" style:parent-style-name="Standard" style:list-style-name="LFO3" style:family="paragraph"/>
    <style:style style:name="T36" style:parent-style-name="Fuentedepárrafopredeter." style:family="text">
      <style:text-properties fo:font-weight="bold" style:font-weight-asian="bold" style:font-weight-complex="bold"/>
    </style:style>
    <style:style style:name="P37" style:parent-style-name="Standard" style:list-style-name="LFO3" style:family="paragraph"/>
    <style:style style:name="T38" style:parent-style-name="Fuentedepárrafopredeter." style:family="text">
      <style:text-properties fo:font-weight="bold" style:font-weight-asian="bold" style:font-weight-complex="bold"/>
    </style:style>
    <style:style style:name="P39" style:parent-style-name="Standard" style:list-style-name="LFO5" style:family="paragraph"/>
    <style:style style:name="T40" style:parent-style-name="Fuentedepárrafopredeter." style:family="text">
      <style:text-properties fo:font-weight="bold" style:font-weight-asian="bold" style:font-weight-complex="bold"/>
    </style:style>
    <style:style style:name="P41" style:parent-style-name="Standard" style:list-style-name="LFO4" style:family="paragraph"/>
    <style:style style:name="T42" style:parent-style-name="Fuentedepárrafopredeter." style:family="text">
      <style:text-properties fo:font-weight="bold" style:font-weight-asian="bold" style:font-weight-complex="bold"/>
    </style:style>
    <style:style style:name="P43" style:parent-style-name="Standard" style:list-style-name="LFO4" style:family="paragraph"/>
    <style:style style:name="T44" style:parent-style-name="Fuentedepárrafopredeter." style:family="text">
      <style:text-properties fo:font-weight="bold" style:font-weight-asian="bold" style:font-weight-complex="bold"/>
    </style:style>
  </office:automatic-styles>
  <office:body>
    <office:text text:use-soft-page-breaks="true">
      <text:p text:style-name="P1">Componentes<text:s/><text:tab/>de un sistema informático:</text:p>
      <text:p text:style-name="Standard"/>
      <text:p text:style-name="Standard">Los elementos que forman la estructura básica de todo sistema informático son:</text:p>
      <text:p text:style-name="Standard"/>
      <text:p text:style-name="Standard">Hardware: recoge todas las partes físicas del SI, es decir, todo lo que se puede tocar. En el caso de un ordenador, estos elementos del sistema informático serían: los componentes del equipo, la pantalla, el teclado o el ratón.</text:p>
      <text:p text:style-name="Standard"/>
      <text:p text:style-name="Standard"/>
      <text:p text:style-name="Standard">Software: se refiere a la parte lógica de todo sistema informático, lo intangible. Es el conjunto de programas incluyendo datos, instrucciones, aplicaciones, etc, que permiten al usuario comunicarse con el hardware para poder realizar diversas tareas. Se puede dividir:</text:p>
      <text:p text:style-name="Standard"/>
      <text:p text:style-name="Standard"/>
      <text:p text:style-name="Standard">Software del sistema: Es todo aquello que es indispensable para el manejo de un sistema, por lo tanto, son elementos que un dispositivo o máquina debe poseer para poder funcionar: sistema operativo, controladores del sistema, BIOS, línea de comandos, cargador de<text:s/>arranque,<text:s/>hipervisor, interfaz gráfica de usuario (GUI), utilidades y herramientas de programación.</text:p>
      <text:p text:style-name="Standard"/>
      <text:p text:style-name="Standard">Software de aplicación: Se refiere a las diversas aplicaciones o programas que un sistema puede utilizar: navegador web, juegos, editor de imágenes, reproductor de videos, antivirus, procesador de texto, calculadoras.</text:p>
      <text:p text:style-name="Standard"/>
      <text:p text:style-name="Standard">Personal informático: toda persona que utiliza de alguna manera el sistema, entre ellos, los creadores de software, los programadores o los usuarios en general.</text:p>
      <text:p text:style-name="Standard"/>
      <text:p text:style-name="Standard"/>
      <text:p text:style-name="Standard">Arquitectura de Hardware:</text:p>
      <text:p text:style-name="Standard"/>
      <text:p text:style-name="Standard">Representa los componentes eléctricos, electrónicos y mecánicos que conforman los dispositivos físicos que permiten realizar el almacenamiento y el procesamiento de la información. Sirve para seleccionar e interconectar el hardware con la memoria principal, con los procesadores y con los dispositivos de entrada y de salida.</text:p>
      <text:p text:style-name="Standard"/>
      <text:p text:style-name="Standard">La arquitectura de hardware es la organización lógica del hardware de los ordenadores. Se trata de un conjunto de principios que describen cómo se pueden describir las características del hardware del ordenador y cómo interactúan entre sí. Es la manera en la que se pueden diseñar y construir un equipo informático. Por ello, es importante diferenciar los distintos componentes que existen en ella ya que de ello dependerá el tipo de ordenador resultante, sus capacidades y funcionalidad, etc. La arquitectura de un ordenador determina su rendimiento, sus capacidades y sus límites.</text:p>
      <text:p text:style-name="Standard"/>
      <text:p text:style-name="Standard"/>
      <text:p text:style-name="Standard">Componentes de un sistema informático:</text:p>
      <text:p text:style-name="Standard"/>
      <text:p text:style-name="Standard">El Sistema Informático está formado por dos componentes: una parte central en la que se realiza el procesamiento de la información, que recibe el nombre de ordenador, y unos dispositivos, llamados periféricos, que facilitan la entrada de los datos para su proceso y la salida de los resultados obtenidos</text:p>
      <text:p text:style-name="Standard"/>
      <text:p text:style-name="Standard"/>
      <text:p text:style-name="Standard"/>
      <text:p text:style-name="Standard"/>
      <text:p text:style-name="Standard"/>
      <text:p text:style-name="Standard">Placa Base:</text:p>
      <text:p text:style-name="Standard"/>
      <text:p text:style-name="Standard">Componente común donde se interconectan todos los demás componentes en cualquier dispositivo electrónico. Es el componente central de cualquier dispositivo electrónico.</text:p>
      <text:p text:style-name="Standard">Se pueden distinguir varios formatos en función de:</text:p>
      <text:p text:style-name="Standard"/>
      <text:p text:style-name="Standard">Los formatos más comunes de las placas base son ATX y Micro-ATX, que varían en tamaño y cantidad de conexiones disponibles<text:s/><text:tab/></text:p>
      <text:p text:style-name="Standard"/>
      <text:p text:style-name="Standard">El socket o zócalo: En función de para qué tipo de procesador haya sido diseñada. El socket o zócalo es la zona de la placa base dónde se instala la CPU. Es muy importante que ambos sean compatibles.</text:p>
      <text:p text:style-name="Standard"><text:s/><text:tab/></text:p>
      <text:p text:style-name="Standard">El chipset: es aquel que está soldado en la misma y que sirve para dirigir las comunicaciones surgidas entre la CPU, RAM, discos duros y periféricos. En definitiva proporciona funciones añadidas a nuestro equipo.</text:p>
      <text:p text:style-name="Standard"/>
      <text:p text:style-name="Standard">Procesador<text:s/>o CPU:</text:p>
      <text:p text:style-name="Standard"/>
      <text:p text:style-name="Standard">Es un circuito electrónico integrado que realiza los cálculos que hacen funcionar un ordenador. Un procesador ejecuta instrucciones aritméticas, lógicas, de entrada/salida (E/S) y otras instrucciones básicas que se transmiten desde un sistema operativo (SO).</text:p>
      <text:p text:style-name="Standard"/>
      <text:p text:style-name="Standard">Set de instrucciones: Un conjunto de instrucciones es una colección de comandos que un procesador puede entender y ejecutar. Cada instrucción corresponde a una operación específica, como aritmética, lógica, acceso a memoria o flujo de control. CISC y RISK</text:p>
      <text:p text:style-name="Standard"><text:s/><text:tab/></text:p>
      <text:p text:style-name="Standard">Registros: Es una memoria de alta velocidad y poca capacidad, que permite guardar de forma momentánea y acceder a valores muy usados, generalmente en operaciones matemáticas.</text:p>
      <text:p text:style-name="Standard"><text:s/><text:tab/></text:p>
      <text:p text:style-name="Standard"><text:bookmark-start text:name="_Hlk179318770"/>Contador de Programa: Mantiene la dirección de la próxima instrucción a ejecutarse.</text:p>
      <text:p text:style-name="Standard"><text:bookmark-end text:name="_Hlk179318770"/><text:s/><text:tab/></text:p>
      <text:p text:style-name="P2">Unidad Aritmético-Lógica (ALU): Realiza operaciones matemáticas y lógicas.</text:p>
      <text:p text:style-name="P3">Interrupciones: Mecanismo que detiene temporalmente la ejecución de un programa para dar atención a una tarea urgente.</text:p>
      <text:p text:style-name="Standard"/>
      <text:p text:style-name="Standard">Memoria interna:</text:p>
      <text:p text:style-name="Standard"/>
      <text:p text:style-name="Standard">Es el dispositivo que almacena datos informáticos. Estos datos pueden ser instrucciones, variables de control, operaciones realizadas por el microprocesador, programas en ejecución, entre otros.<text:s/></text:p>
      <text:p text:style-name="Standard"/>
      <text:p text:style-name="P4">Tiene 3 niveles:</text:p>
      <text:p text:style-name="Standard"/>
      <text:p text:style-name="Standard">Registros: Se usan en los microprocesadores para almacenar las operaciones que éste realiza. Se implementa mediante tecnología SRAM (estática).</text:p>
      <text:p text:style-name="Standard"/>
      <text:p text:style-name="Standard">Memoria caché: memoria auxiliar que almacena la información que más se usa de la memoria principal. Se implementa mediante tecnología SRAM(estática).</text:p>
      <text:p text:style-name="Standard"/>
      <text:soft-page-break/>
      <text:p text:style-name="Standard"><text:s/>Memoria principal o RAM: Se usa para guardar datos de manera temporal. En esta memoria se puede leer y escribir pero su información se borra cuando se apaga el dispositivo (memoria volátil). Se implementa mediante tecnología DRAM (dinámica).</text:p>
      <text:p text:style-name="Standard"/>
      <text:p text:style-name="Standard"/>
      <text:p text:style-name="Standard">Los tipos de memoria interna se pueden clasificar a su vez en:</text:p>
      <text:p text:style-name="Standard"/>
      <text:p text:style-name="Standard">Memorias volátiles: Pierden los datos cuando se interrumpe la alimentación o se apagan. Aquí encontramos las memorias SRAM (capacidad reducida pero gran velocidad), DRAM (mayor capacidad pero más lenta), VRAM (memoria de video presente en las tarjetas gráficas).</text:p>
      <text:p text:style-name="Standard"/>
      <text:p text:style-name="Standard"/>
      <text:p text:style-name="Standard"><text:s/>Memorias no volátiles: Pueden mantener los datos independientemente del estado de la fuente de alimentación. Aquí encontramos las memorias ROM (son de solo lectura y suelen contener firmware del sistema), PROM (igual pero se puede grabar una vez por el usuario), EPROM (igual pero se puede borrar más de una vez), EEPROM (puede ser programada, borrada y reprogramada eléctricamente) y FLASH (mayor velocidad que las EEPROM).</text:p>
      <text:p text:style-name="Standard"/>
      <text:p text:style-name="Standard"/>
      <text:p text:style-name="Standard">Interfaces de entrada/salida:</text:p>
      <text:p text:style-name="Standard"><text:s/><text:tab/></text:p>
      <text:p text:style-name="Standard">La interfaz de entrada y salida es una placa que controla los dispositivos conectados al CPU y sigue los lineamientos del procesador. Las interfaces de entrada envían datos al CPU en código binario para su procesamiento, mientras que las interfaces de salida reciben la información procesada del CPU para representar los resultados.</text:p>
      <text:p text:style-name="Standard"><text:s/><text:tab/></text:p>
      <text:p text:style-name="Standard"/>
      <text:p text:style-name="Standard">Dispositivos de almacenamiento:</text:p>
      <text:p text:style-name="Standard"/>
      <text:p text:style-name="Standard">Son componentes esenciales de la tecnología informática que permiten guardar datos digitales de manera eficiente. Estos dispositivos se utilizan para conservar información, archivos, programas y otros tipos de contenido digital. Existen varios tipos de dispositivos de almacenamiento disponibles:</text:p>
      <text:p text:style-name="Standard"/>
      <text:p text:style-name="Standard">Discos duros (HDD): Son dispositivos de almacenamiento magnético que utilizan discos giratorios recubiertos con un material magnético para guardar datos. Funcionan mediante la lectura y escritura de información en la superficie de estos discos mediante un cabezal de lectura/escritura. Tienen gran capacidad de almacenamiento pero son susceptibles a daños físicos por golpes o caídas debido a que tienen partes móviles.</text:p>
      <text:p text:style-name="Standard"><text:s/><text:tab/></text:p>
      <text:p text:style-name="Standard">Unidades de estado sólido (SSD): son la evolución de la generación de los HDD, ya que en lugar de discos giratorios, utilizan chips de memoria flash para almacenar datos. Debido a su falta de partes móviles, las SSD son más rápidas, duraderas y resistentes a golpes.</text:p>
      <text:p text:style-name="Standard"><text:s/><text:tab/></text:p>
      <text:p text:style-name="Standard">Memorias USB (Pendrives): dispositivos de almacenamiento portátiles que se<text:s/><text:tab/>conectan a través de un puerto USB, por lo que son pequeñas, ligeras y muy versátiles. Son perfectas para transportar datos y pueden tener capacidades de hasta varios terabytes.</text:p>
      <text:p text:style-name="Standard"><text:s/><text:tab/></text:p>
      <text:p text:style-name="Standard">Discos ópticos: Son medios de almacenamiento que almacenan datos en forma<text:s/><text:tab/>de surcos microscópicos en la superficie del disco. La información se lee mediante un láser que interpreta estos surcos. Son los CD, DVD y Blu-ray.</text:p>
      <text:p text:style-name="Standard"/>
      <text:p text:style-name="Standard"/>
      <text:soft-page-break/>
      <text:p text:style-name="Standard">Periféricos. Clasificación:</text:p>
      <text:p text:style-name="Standard"/>
      <text:p text:style-name="Standard">Un periférico es un dispositivo independiente, conectado externa o internamente a la tarjeta madre, que permite al sistema informático realizar una función extra. Como tal, no forma parte del proceso central de una computadora, sino que sirve a nivel de complemento para aumentar sus capacidades funcionales.</text:p>
      <text:p text:style-name="Standard"/>
      <text:p text:style-name="Standard">Existen 5 tipos de periféricos de computadora:</text:p>
      <text:p text:style-name="Standard"/>
      <text:p text:style-name="Standard">Periféricos de entrada: Aquellos que permiten el ingreso de datos desde el exterior. Ejemplos: mouse, teclado, micrófono y escáner.</text:p>
      <text:p text:style-name="Standard"><text:s/><text:tab/></text:p>
      <text:p text:style-name="Standard">Periféricos de salida: Proyectan la información desde el interior de un sistema informático hacia el exterior. La información proyectada es, por lo general, en formato auditivo, visual o impreso. Ejemplos: pantalla, impresora, altavoces y tarjeta gráfica.</text:p>
      <text:p text:style-name="Standard"><text:s/><text:tab/></text:p>
      <text:p text:style-name="Standard">Periféricos de entrada/salida (E/S): Son los dispositivos que pueden tanto recibir como emitir información. Es decir, a diferencia de un periférico de entrada o salida, los dispositivos de E/S pueden cumplir con ambas funciones (recepción y emisión), no limitándose únicamente a una. Ejemplos: pantalla táctil, impresora multifuncional, casco de realidad virtual y módem.</text:p>
      <text:p text:style-name="Standard"><text:s/><text:tab/></text:p>
      <text:p text:style-name="Standard">Periféricos de almacenamiento: Sirven para almacenar datos. Ejemplos: unidad de disco duro (HDD), unidad de estado sólido (SDD), pendrive, disco compacto (CD), disco versátil digital (DVD) y disco duro portátil.</text:p>
      <text:p text:style-name="Standard"><text:s/><text:tab/></text:p>
      <text:p text:style-name="Standard">Periféricos de comunicación: Elementos físicos que permiten la conexión entre dos o más dispositivos. Ejemplos: tarjeta de red, hub USB, módem fax y conmutador de red.</text:p>
      <text:p text:style-name="Standard"/>
      <text:p text:style-name="Standard"/>
      <text:p text:style-name="Standard">Adaptadores para la conexión de dispositivos:</text:p>
      <text:p text:style-name="Standard"><text:s/><text:tab/></text:p>
      <text:p text:style-name="Standard">Los adaptadores para conectores circulares son un método resistente de interconexión entre diferentes estándares de cableado que son fáciles de conectar y desconectar convirtiendo los datos transmitidos de un formato a otro.<text:s/><text:tab/></text:p>
      <text:p text:style-name="Standard"><text:s/><text:tab/></text:p>
      <text:p text:style-name="Standard">Sistemas de rack:</text:p>
      <text:p text:style-name="Standard">Es un armario con base y estructura metálica, cuyo principal objetivo es alojar todos los<text:s/><text:tab/>sistemas informáticos y de telecomunicaciones que necesitan las empresas o las organizaciones donde estén instalados.</text:p>
      <text:p text:style-name="Standard"/>
      <text:p text:style-name="Standard"/>
      <text:p text:style-name="Standard">Redes de computadores:</text:p>
      <text:p text:style-name="Standard"/>
      <text:p text:style-name="Standard">Una red de computadores se refiere a dispositivos de computación interconectados que pueden intercambiar datos y compartir recursos entre sí. Los dispositivos de la red utilizan un sistema de reglas, llamados protocolos de comunicaciones, para transmitir información a través de tecnologías físicas o inalámbricas.</text:p>
      <text:p text:style-name="Standard"/>
      <text:p text:style-name="Standard"/>
      <text:p text:style-name="Standard"/>
      <text:p text:style-name="Standard"/>
      <text:p text:style-name="Standard"/>
      <text:soft-page-break/>
      <text:p text:style-name="Standard">Características de las redes:</text:p>
      <text:p text:style-name="Standard"/>
      <text:p text:style-name="Standard">Velocidad: Rapidez a la que se transmiten los datos por segundo a través de la red.</text:p>
      <text:p text:style-name="Standard">Seguridad: Herramientas de las que dispone la red para evitar cualquier tipo de intrusión.</text:p>
      <text:p text:style-name="Standard">Confiabilidad: Grado de probabilidad de que uno de los componentes de la red se averíe.</text:p>
      <text:p text:style-name="Standard">Escalabilidad: Capacidad de la red para adaptarse y reaccionar sin perder calidad.</text:p>
      <text:p text:style-name="Standard">Disponibilidad: La red tiene que estar disponible y activa cuando se necesite.</text:p>
      <text:p text:style-name="Standard"/>
      <text:p text:style-name="Standard">Ventajas e inconvenientes de las redes:</text:p>
      <text:p text:style-name="Standard"/>
      <text:p text:style-name="Standard">Ventajas:</text:p>
      <text:p text:style-name="Standard"/>
      <text:p text:style-name="Standard">Comunicación eficiente: Facilitan la comunicación instantánea y el intercambio de información entre dispositivos en tiempo real.</text:p>
      <text:p text:style-name="Standard">Compartir recursos: Permite compartir recursos como impresoras y almacenamiento, lo que ahorra costos y recursos.</text:p>
      <text:p text:style-name="Standard">Acceso remoto: Los usuarios pueden acceder a sus datos y aplicaciones desde cualquier lugar con acceso a la red.</text:p>
      <text:p text:style-name="Standard">Escalabilidad: Las redes se pueden expandir fácilmente para adaptarse a las necesidades cambiantes.</text:p>
      <text:p text:style-name="Standard">Mayor seguridad: Las redes permiten implementar medidas de seguridad centralizadas, como cortafuegos y sistemas de detección de intrusiones</text:p>
      <text:p text:style-name="Standard"/>
      <text:p text:style-name="Standard">Desventajas:</text:p>
      <text:p text:style-name="Standard"/>
      <text:p text:style-name="Standard">Vulnerabilidad a ataques cibernéticos: Las redes son vulnerables a amenazas como virus, malware y ataques de hackers.</text:p>
      <text:p text:style-name="Standard">Costos iniciales y mantenimiento: Configurar y mantener una red puede resultar costoso, especialmente para las empresas.</text:p>
      <text:p text:style-name="Standard">Problemas de privacidad: La información compartida en una red puede estar expuesta a accesos no autorizados si no se implementan medidas de seguridad adecuadas.</text:p>
      <text:p text:style-name="Standard">Problemas de rendimiento: Una red sobrecargada puede experimentar retrasos y problemas de rendimiento.</text:p>
      <text:p text:style-name="Standard">Dependencia de la red: La pérdida de conexión a la red puede afectar la productividad y el acceso a datos críticos.</text:p>
      <text:p text:style-name="Standard"/>
      <text:p text:style-name="Standard">Tipos de redes:</text:p>
      <text:p text:style-name="Standard"/>
      <text:p text:style-name="Standard">LAN (Local Area Network): Conexión en un pequeño espacio. Poco costosas y muy rápidas.</text:p>
      <text:p text:style-name="Standard">MAN (Metropolitan Area Network): Tamaño mediano. Conectan una ciudad.</text:p>
      <text:p text:style-name="Standard">WAN (Wide Area Network): Red de área amplia. Conectan regiones o países.</text:p>
      <text:p text:style-name="Standard">WLAN (Wireless Local Area Network): Igual que las LAN pero de manera inalámbrica.</text:p>
      <text:p text:style-name="Standard">CAN (Campus Area Network): Red ubicada en un espacio mediano como un campus o una corporación.</text:p>
      <text:p text:style-name="Standard">SAN (Storage Area Network): Se utilizan para enlazar unidades de almacenamiento de información y datos por medio de redes de alta velocidad.</text:p>
      <text:p text:style-name="Standard">VLAN (Virtual Local Area Network): red local que permiten la transferencia segura y privada de datos. Por ejemplo las VPNs.</text:p>
      <text:p text:style-name="Standard">PAN (Personal Area Network): conectan y permiten la transferencia de datos entre los dispositivos de un mismo usuario.</text:p>
      <text:p text:style-name="Standard">GAN (Global Area Network): Internet.</text:p>
      <text:p text:style-name="Standard"/>
      <text:soft-page-break/>
      <text:p text:style-name="Standard">Topologías de red.</text:p>
      <text:p text:style-name="Standard"/>
      <text:p text:style-name="Standard">Topología en Bus: Todos los dispositivos están conectados a un único cable central, conocido como bus.</text:p>
      <text:p text:style-name="Standard">Topología en Estrella: Todos los dispositivos están conectados a un nodo central o hub.</text:p>
      <text:p text:style-name="Standard">Topología en Anillo: Cada dispositivo está conectado a otros dos dispositivos, formando un anillo.</text:p>
      <text:p text:style-name="Standard">Topología en Malla: Cada dispositivo está conectado a varios otros dispositivos, creando múltiples rutas para los datos.</text:p>
      <text:p text:style-name="Standard">Topología en Árbol: Es una combinación de topologías en estrella y en bus. Los dispositivos están organizados en una estructura jerárquica.</text:p>
      <text:p text:style-name="Standard">Topología Híbrida: Combina dos o más topologías diferentes para aprovechar las ventajas de cada una.</text:p>
      <text:p text:style-name="Standard"/>
      <text:p text:style-name="Standard">Componentes de una red informática:</text:p>
      <text:p text:style-name="Standard"/>
      <text:list text:style-name="LFO5" text:continue-numbering="true">
        <text:list-item>
          <text:p text:style-name="P5"><text:span text:style-name="T6">Hardware de red</text:span>:</text:p>
        </text:list-item>
      </text:list>
      <text:list text:style-name="LFO1" text:continue-numbering="true">
        <text:list-item>
          <text:p text:style-name="P7"><text:span text:style-name="T8">Servidor</text:span>: Un equipo que provee servicios o recursos a otros equipos en la red.</text:p>
        </text:list-item>
        <text:list-item>
          <text:p text:style-name="P9"><text:span text:style-name="T10">Clientes</text:span>: Dispositivos que se conectan a la red para utilizar los servicios ofrecidos por el servidor.</text:p>
        </text:list-item>
        <text:list-item>
          <text:p text:style-name="P11"><text:span text:style-name="T12">Medios de transmisión</text:span>: Los cables (como el cable UTP, coaxial, fibra óptica) o señales inalámbricas (Wi-Fi, Bluetooth) que permiten la comunicación entre los dispositivos.</text:p>
        </text:list-item>
        <text:list-item>
          <text:p text:style-name="P13"><text:span text:style-name="T14">Dispositivos de interconexión</text:span>:</text:p>
          <text:list text:continue-numbering="true">
            <text:list-item>
              <text:p text:style-name="P15"><text:span text:style-name="T16">Repetidores</text:span>: Amplían la señal en largas distancias.</text:p>
            </text:list-item>
            <text:list-item>
              <text:p text:style-name="P17"><text:span text:style-name="T18">Hubs</text:span>: Dispositivos de conexión que envían datos a todos los dispositivos en la red.</text:p>
            </text:list-item>
            <text:list-item>
              <text:p text:style-name="P19"><text:span text:style-name="T20">Switches</text:span>: Envían datos solo al dispositivo destino en la red.</text:p>
            </text:list-item>
            <text:list-item>
              <text:p text:style-name="P21"><text:span text:style-name="T22">Bridges</text:span>: Conectan dos redes o segmentos de red.</text:p>
            </text:list-item>
            <text:list-item>
              <text:p text:style-name="P23"><text:span text:style-name="T24">Routers</text:span>: Dirigen los paquetes de datos entre diferentes redes.</text:p>
            </text:list-item>
            <text:list-item>
              <text:p text:style-name="P25"><text:span text:style-name="T26">Gateways</text:span>: Actúan como puntos de enlace entre dos redes con protocolos diferentes.</text:p>
            </text:list-item>
          </text:list>
        </text:list-item>
      </text:list>
      <text:list text:style-name="LFO5" text:continue-numbering="true">
        <text:list-item>
          <text:p text:style-name="P27"><text:s/><text:span text:style-name="T28">Software de red</text:span>:</text:p>
        </text:list-item>
      </text:list>
      <text:list text:style-name="LFO2" text:continue-numbering="true">
        <text:list-item>
          <text:p text:style-name="P29"><text:span text:style-name="T30">Sistema operativo de red (NOS)</text:span>: Un software especializado que gestiona los recursos de la red y facilita la comunicación entre los dispositivos. Ejemplos: Windows Server, Linux, etc.</text:p>
        </text:list-item>
        <text:list-item>
          <text:p text:style-name="P31"><text:span text:style-name="T32">Protocolos de red</text:span>: Conjuntos de reglas que permiten la comunicación entre los dispositivos. Ejemplos: TCP/IP, HTTP, FTP, etc.</text:p>
        </text:list-item>
      </text:list>
      <text:list text:style-name="LFO5" text:continue-numbering="true">
        <text:list-item>
          <text:p text:style-name="P33"><text:span text:style-name="T34">Medios de transmisión</text:span>:</text:p>
        </text:list-item>
      </text:list>
      <text:list text:style-name="LFO3" text:continue-numbering="true">
        <text:list-item>
          <text:p text:style-name="P35"><text:span text:style-name="T36">Cables</text:span>: UTP (par trenzado), STP (par trenzado blindado), coaxial, fibra óptica.</text:p>
        </text:list-item>
        <text:list-item>
          <text:p text:style-name="P37"><text:span text:style-name="T38">Medios inalámbricos</text:span>: Wi-Fi, Bluetooth, infrarrojos, microondas.</text:p>
        </text:list-item>
      </text:list>
      <text:list text:style-name="LFO5" text:continue-numbering="true">
        <text:list-item>
          <text:p text:style-name="P39"><text:span text:style-name="T40">Dispositivos de acceso</text:span>:</text:p>
        </text:list-item>
      </text:list>
      <text:list text:style-name="LFO4" text:continue-numbering="true">
        <text:list-item>
          <text:p text:style-name="P41"><text:span text:style-name="T42">Tarjetas de red (NIC)</text:span>: Permiten que los dispositivos se conecten a la red.</text:p>
        </text:list-item>
        <text:list-item>
          <text:p text:style-name="P43"><text:span text:style-name="T44">Puntos de acceso inalámbricos (AP)</text:span>: Facilitan la conexión de dispositivos inalámbricos a la red.</text:p>
        </text:list-item>
      </text:list>
      <text:p text:style-name="Standard"/>
      <text:p text:style-name="Standard"/>
      <text:p text:style-name="Standard"/>
      <text:p text:style-name="Standard">Dispositivos de interconexión de redes:</text:p>
      <text:p text:style-name="Standard"/>
      <text:p text:style-name="Standard">Repetidor: Amplifica y regenera señales débiles, extendiendo así la longitud de la red.</text:p>
      <text:p text:style-name="Standard">Hub (Concentrador): Actúa como un repetidor multipuerto, conectando múltiples dispositivos en una red.</text:p>
      <text:p text:style-name="Standard">Bridge (Puente): Opera en la capa de enlace de datos. Es un repetidor con funcionalidad adicional de filtrado al leer las direcciones MAC de origen y destino. Tiene un puerto de entrada y salida único, lo que lo convierte en un dispositivo de 2 puertos.</text:p>
      <text:soft-page-break/>
      <text:p text:style-name="Standard">Switch (Conmutador): Similar a un puente, pero con múltiples puertos. Filtra y reenvía datos de manera más eficiente.</text:p>
      <text:p text:style-name="Standard">Router (Enrutador): Conecta diferentes redes y dirige los paquetes de datos a través de la mejor ruta disponible.</text:p>
      <text:p text:style-name="Standard">Gateway (Puerta de Enlace): Actúa como un punto de entrada y salida entre diferentes redes, traduciendo protocolos si es necesario. Son capaces de convertir el formato de los paquetes de un entorno, a otro formato.</text:p>
      <text:p text:style-name="Standard"/>
      <text:p text:style-name="Standard">Tipos de cableado y conectores:</text:p>
      <text:p text:style-name="Standard"/>
      <text:p text:style-name="Standard">Cables:</text:p>
      <text:p text:style-name="Standard">Cable de par trenzado sin apantallar (UTP): Bastante utilizado. Existen varias categorías en función de qué cantidad de datos se quieran transmitir.</text:p>
      <text:p text:style-name="Standard">Cable de par trenzado apantallado (FTP): No es susceptible a las interferencias eléctricas ya que dispone de un apantallamiento que lo protege a nivel global (4 pares).</text:p>
      <text:p text:style-name="Standard">Cable de par trenzado apantallado (STP): No es susceptible a las interferencias eléctricas ya que dispone de un apantallamiento que protege cada par de manera individual.</text:p>
      <text:p text:style-name="Standard">Cable coaxial: Contiene un conductor de cobre en su interior cubierto por una capa aislante.</text:p>
      <text:p text:style-name="Standard">Cable de fibra óptica: Compuesto por un centro de cristal rodeado por varias capas de material protector. Permite transmitir señales desde mayores distancias.</text:p>
      <text:p text:style-name="Standard"/>
      <text:p text:style-name="Standard">Conectores:</text:p>
      <text:p text:style-name="Standard">RJ45: Es el conector más común para cables Ethernet. Tiene 8 pines.</text:p>
      <text:p text:style-name="Standard">ST (Straight Tip): Conector de fibra óptica con un mecanismo de acoplamiento de bayoneta.</text:p>
      <text:p text:style-name="Standard">SC (Subscriber Connector): Conector de fibra óptica con un mecanismo de empuje y tirón.</text:p>
      <text:p text:style-name="Standard">LC (Lucent Connector): Similar al SC pero más pequeño.</text:p>
      <text:p text:style-name="Standard">Conector USB (Universal Serial Bus): Amplia variedad de dispositivos.</text:p>
      <text:p text:style-name="Standard">Conector HDMI (High-Definition Multimedia Interface): Transmisión de audio y video HD.</text:p>
      <text:p text:style-name="Standard"/>
      <text:p text:style-name="Standard"/>
      <text:p text:style-name="Standard">Mapa físico y lógico de una red local:</text:p>
      <text:p text:style-name="Standard"/>
      <text:p text:style-name="Standard">Son diagramas que muestran la topología de la red. Es decir, la forma en la que está diseñada la red en el plano físico (disposición física de los componentes) o lógico (comunicación entre dispositivos y gestión de rutas de datos)</text:p>
      <text:p text:style-name="Standard"/>
      <text:p text:style-name="Standard">Seguridad en las redes de comunicaciones:</text:p>
      <text:p text:style-name="Standard"/>
      <text:p text:style-name="Standard">La seguridad en la red es el término general que se utiliza para describir la protección de todos los recursos informáticos de los fallos y ataques a la integridad, la confidencialidad y la disponibilidad. Esto incluye el anti-malware, los firewalls, la detección de intrusiones, la tecnología de prevención de pérdida de datos y otros tipos de protecciones.</text:p>
      <text:p text:style-name="Standard"/>
      <text:p text:style-name="Standard">Proceso de puesta en marcha de un equipo (pasos y comprobación de su funcionamiento).</text:p>
      <text:p text:style-name="Standard"/>
      <text:p text:style-name="Standard">Montaje de los componentes: Asegurarse de que todo esté en buenas condiciones y que no falte ninguna pieza.</text:p>
      <text:p text:style-name="Standard"/>
      <text:p text:style-name="Standard">Conexiones: Cable de alimentación y periféricos (monitor, teclado, ratón).</text:p>
      <text:p text:style-name="Standard">Encendido: La secuencia de arranque general es lo que ocurre entre que pulsas el botón de encendido y que el sistema operativo comienza a funcionar.<text:s/></text:p>
      <text:p text:style-name="Standard"/>
      <text:p text:style-name="Standard"/>
      <text:p text:style-name="Standard"/>
      <text:p text:style-name="Standard"/>
      <text:p text:style-name="Standard"/>
      <text:p text:style-name="Standard">Tiene una serie de pasos:</text:p>
      <text:p text:style-name="Standard"/>
      <text:p text:style-name="Standard">Inicio de la CPU: La fuente de alimentación suministra energía de manera estable a este componente, el cual inicia sus registros.</text:p>
      <text:p text:style-name="Standard"/>
      <text:p text:style-name="Standard">Reset code: Se inicia la ejecución de un programa almacenado en la memoria y para ello se ejecuta una rutina de reinicio, es decir, unas instrucciones para activar ciertos componentes de hardware que complementan a la CPU.</text:p>
      <text:p text:style-name="Standard">Startup code: Se ejecuta otra rutina de arranque almacenada en la memoria no volátil. Durante este proceso se realiza un diagnóstico conocido como POST (Power-On Self-Test) para verificar el estado del hardware.</text:p>
      <text:p text:style-name="Standard">Bootstrap: Esta rutina contiene las instrucciones necesarias para iniciar el sistema operativo a través del gestor de arranque o bootloader.</text:p>
      <text:p text:style-name="Standard"/>
      <text:p text:style-name="Standard">Configuración inicial: Instrucciones para configurar idioma, zona horaria, conexión a internet y demás ajustes básicos.</text:p>
      <text:p text:style-name="Standard">Actualizaciones: Mantener todo actualizado garantiza <text:s/>un mejor rendimiento y seguridad.</text:p>
      <text:p text:style-name="Standard"/>
      <text:p text:style-name="Standard">Instalación y configuración de dispositivos</text:p>
      <text:p text:style-name="Standard"/>
      <text:p text:style-name="Standard">La instalación de dispositivos en el sistema consiste en la identificación de donde debe conectarse el dispositivo, la conexión física del dispositivo y la configuración del dispositivo con el gestor de configuración (SMIT), el cuál facilita la configuración y gestión de dispositivos y otros elementos del sistema, permitiendo a los administradores realizar tareas complejas de manera más sencilla y eficiente.</text:p>
      <text:p text:style-name="Standard"/>
      <text:p text:style-name="Standard">Normas de seguridad y prevención de riesgos laborales</text:p>
      <text:p text:style-name="Standard"/>
      <text:p text:style-name="Standard">Los principales riesgos laborales que experimentan los trabajadores informáticos son:</text:p>
      <text:p text:style-name="Standard"/>
      <text:p text:style-name="Standard">Fatiga visual o muscular</text:p>
      <text:p text:style-name="Standard">Golpes o caídas</text:p>
      <text:p text:style-name="Standard">Contacto eléctrico</text:p>
      <text:p text:style-name="Standard">Carga mental</text:p>
      <text:p text:style-name="Standard">Distintos factores en la organización</text:p>
      <text:p text:style-name="Standard"/>
      <text:p text:style-name="Standard">En el ámbito de la informática, existen varias normas y medidas de seguridad y prevención de riesgos laborales que son fundamentales para garantizar la salud y el bienestar de los trabajadores. Aquí te dejo un resumen de las más importantes:</text:p>
      <text:p text:style-name="Standard"/>
      <text:p text:style-name="Standard"><text:tab/>Ergonomía en el lugar de trabajo: Es crucial contar con un entorno de trabajo ergonómico para prevenir lesiones musculoesqueléticas y problemas de salud relacionados con la postura. Esto incluye el uso de sillas y mesas adecuadas, así como la correcta disposición de los equipos informáticos.</text:p>
      <text:p text:style-name="Standard"/>
      <text:p text:style-name="Standard"><text:tab/>Prevención de riesgos eléctricos: Los trabajadores deben estar protegidos contra posibles contactos eléctricos. Esto incluye el mantenimiento adecuado de los equipos y la formación sobre el manejo seguro de dispositivos eléctricos.</text:p>
      <text:p text:style-name="Standard"/>
      <text:p text:style-name="Standard"><text:tab/>Capacitación y formación: Es fundamental que los empleados reciban formación continua sobre las mejores prácticas de seguridad y salud en el trabajo, así como sobre el uso seguro de los equipos.</text:p>
      <text:p text:style-name="Standard"/>
      <text:p text:style-name="Standard"><text:tab/>Descansos y pausas activas: Para evitar la fatiga visual y muscular, se recomienda hacer pausas regulares y realizar ejercicios de estiramiento durante la jornada laboral.</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number text:level="2" style:num-suffix="." style:num-format="a" style:num-letter-sync="true">
        <style:list-level-properties text:space-before="0.5833in" text:min-label-width="0.25in" text:list-level-position-and-space-mode="label-alignment">
          <style:list-level-label-alignment text:label-followed-by="listtab" fo:margin-left="0.8333in" fo:text-indent="-0.25in"/>
        </style:list-level-properties>
      </text:list-level-style-number>
      <text:list-level-style-number text:level="3" style:num-suffix="." style:num-format="i">
        <style:list-level-properties fo:text-align="end" text:space-before="1.2083in" text:min-label-width="0.125in" text:list-level-position-and-space-mode="label-alignment">
          <style:list-level-label-alignment text:label-followed-by="listtab" fo:margin-left="1.3333in" fo:text-indent="-0.125in"/>
        </style:list-level-properties>
      </text:list-level-style-number>
      <text:list-level-style-number text:level="4" style:num-suffix="." style:num-format="1">
        <style:list-level-properties text:space-before="1.5833in" text:min-label-width="0.25in" text:list-level-position-and-space-mode="label-alignment">
          <style:list-level-label-alignment text:label-followed-by="listtab" fo:margin-left="1.8333in" fo:text-indent="-0.25in"/>
        </style:list-level-properties>
      </text:list-level-style-number>
      <text:list-level-style-number text:level="5" style:num-suffix="." style:num-format="a" style:num-letter-sync="true">
        <style:list-level-properties text:space-before="2.0833in" text:min-label-width="0.25in" text:list-level-position-and-space-mode="label-alignment">
          <style:list-level-label-alignment text:label-followed-by="listtab" fo:margin-left="2.3333in" fo:text-indent="-0.25in"/>
        </style:list-level-properties>
      </text:list-level-style-number>
      <text:list-level-style-number text:level="6" style:num-suffix="." style:num-format="i">
        <style:list-level-properties fo:text-align="end" text:space-before="2.7083in" text:min-label-width="0.125in" text:list-level-position-and-space-mode="label-alignment">
          <style:list-level-label-alignment text:label-followed-by="listtab" fo:margin-left="2.8333in" fo:text-indent="-0.125in"/>
        </style:list-level-properties>
      </text:list-level-style-number>
      <text:list-level-style-number text:level="7" style:num-suffix="." style:num-format="1">
        <style:list-level-properties text:space-before="3.0833in" text:min-label-width="0.25in" text:list-level-position-and-space-mode="label-alignment">
          <style:list-level-label-alignment text:label-followed-by="listtab" fo:margin-left="3.3333in" fo:text-indent="-0.25in"/>
        </style:list-level-properties>
      </text:list-level-style-number>
      <text:list-level-style-number text:level="8" style:num-suffix="." style:num-format="a" style:num-letter-sync="true">
        <style:list-level-properties text:space-before="3.5833in" text:min-label-width="0.25in" text:list-level-position-and-space-mode="label-alignment">
          <style:list-level-label-alignment text:label-followed-by="listtab" fo:margin-left="3.8333in" fo:text-indent="-0.25in"/>
        </style:list-level-properties>
      </text:list-level-style-number>
      <text:list-level-style-number text:level="9" style:num-suffix="." style:num-format="i">
        <style:list-level-properties fo:text-align="end" text:space-before="4.2083in" text:min-label-width="0.125in" text:list-level-position-and-space-mode="label-alignment">
          <style:list-level-label-alignment text:label-followed-by="listtab" fo:margin-left="4.3333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ignacio nuñez cabezas</dc:creator>
    <meta:creation-date>2024-10-02T10:40:00Z</meta:creation-date>
    <dc:date>2024-10-09T00:24:00Z</dc:date>
    <meta:template xlink:href="Normal.dotm" xlink:type="simple"/>
    <meta:editing-cycles>22</meta:editing-cycles>
    <meta:editing-duration>PT29940S</meta:editing-duration>
    <meta:document-statistic meta:page-count="9" meta:paragraph-count="42" meta:word-count="3246" meta:character-count="21063" meta:row-count="148" meta:non-whitespace-character-count="17859"/>
  </office:meta>
</office:document-meta>
</file>